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f946" officeooo:paragraph-rsid="000096b9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fo:font-weight="bold" officeooo:rsid="000096b9" officeooo:paragraph-rsid="000096b9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normal" officeooo:rsid="000096b9" officeooo:paragraph-rsid="000096b9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096b9" officeooo:paragraph-rsid="000096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fo:font-size="24pt" fo:font-weight="normal" officeooo:rsid="000096b9" officeooo:paragraph-rsid="000096b9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096b9" officeooo:paragraph-rsid="000096b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15cbb" officeooo:paragraph-rsid="00015cb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015cbb" officeooo:paragraph-rsid="00015cbb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15cbb" officeooo:paragraph-rsid="00015cbb" style:font-size-asian="12pt" style:font-weight-asian="normal" style:font-size-complex="12pt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015cbb" style:font-style-asian="normal" style:font-style-complex="normal"/>
    </style:style>
    <style:style style:name="T4" style:family="text">
      <style:text-properties officeooo:rsid="00015cbb"/>
    </style:style>
    <style:style style:name="T5" style:family="text">
      <style:text-properties style:text-underline-style="none" officeooo:rsid="00015cbb"/>
    </style:style>
    <style:style style:name="T6" style:family="text">
      <style:text-properties style:text-underline-style="none" fo:font-weight="bold" officeooo:rsid="00015cbb" style:font-weight-asian="bold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evel Three Geography</text:p>
      <text:p text:style-name="P1"/>
      <text:p text:style-name="P1">91429 Demonstrate understanding of a given environment(s) through selection and application of geographic concepts and skills</text:p>
      <text:p text:style-name="P1"/>
      <text:p text:style-name="P5">Read the resource booklet and the questions here before beginning your written answers.</text:p>
      <text:p text:style-name="P3"/>
      <text:p text:style-name="P2">Question One</text:p>
      <text:p text:style-name="P4">a) Describe the geography (location, size, and extent) of the <text:span text:style-name="T4">Chatham Islands archipelago.</text:span></text:p>
      <text:p text:style-name="P4"/>
      <text:p text:style-name="P4">b<text:span text:style-name="T4">) </text:span><text:span text:style-name="T5">Discuss the processes which have helped to shape </text:span><text:span text:style-name="T6">both </text:span><text:span text:style-name="T5">the natural </text:span><text:span text:style-name="T6">and</text:span><text:span text:style-name="T5"> the cultural environment(s) of the Chatham Islands in the past and in the present.</text:span></text:p>
      <text:p text:style-name="P4"/>
      <text:p text:style-name="P2">Question Two</text:p>
      <text:p text:style-name="P9">a) Draw a full-page diagram to illustrate how the concept of <text:span text:style-name="T7">accessibility</text:span> is related to the environment(s) of the Chatham Islands.</text:p>
      <text:p text:style-name="P9"/>
      <text:p text:style-name="P4"><text:span text:style-name="T4">b) </text:span>Choose and circle below <text:span text:style-name="T1">ONE</text:span><text:span text:style-name="T2"> of the following geographic concepts that is relevant to the </text:span><text:span text:style-name="T3">challenges facing those living on </text:span><text:span text:style-name="T2">the </text:span><text:span text:style-name="T3">Chatham Islands</text:span><text:span text:style-name="T2">, both today and in the past:</text:span></text:p>
      <text:p text:style-name="P6"/>
      <text:p text:style-name="P6"><text:tab/><text:tab/><text:span text:style-name="T4">Accessibility<text:tab/><text:tab/><text:tab/>Sustainablility<text:tab/><text:tab/><text:tab/><text:tab/>Culture</text:span></text:p>
      <text:p text:style-name="P6"/>
      <text:p text:style-name="P6">Comprehensively analyse how this geographic concept is relevant to the <text:span text:style-name="T4">challenges</text:span>.</text:p>
      <text:p text:style-name="P6"/>
      <text:p text:style-name="P2">Question Three</text:p>
      <text:p text:style-name="P8">“The challenges facing the natural and cultural environments of the Chatham Islands in the near- and far-future are very different to those facing the remainder of New Zealand.”</text:p>
      <text:p text:style-name="P7">With reference to the resource booklet and to your own geographic knowledge, explain the extent to which you agree with this statement and form an explicit conclusion.</text:p>
      <text:p text:style-name="P7"/>
      <text:p text:style-name="P7">You may wish to include map(s) or other figures in your ans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42:32.326018331</meta:creation-date>
    <dc:date>2018-05-24T14:24:20.050393625</dc:date>
    <meta:editing-duration>PT23M49S</meta:editing-duration>
    <meta:editing-cycles>4</meta:editing-cycles>
    <meta:generator>LibreOffice/6.0.4.2$Linux_X86_64 LibreOffice_project/00m0$Build-2</meta:generator>
    <meta:document-statistic meta:table-count="0" meta:image-count="0" meta:object-count="0" meta:page-count="2" meta:paragraph-count="15" meta:word-count="210" meta:character-count="1354" meta:non-whitespace-character-count="1152"/>
  </office:meta>
</office:document-meta>
</file>